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a187d" officeooo:paragraph-rsid="001a187d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187d" officeooo:paragraph-rsid="001a187d" style:font-size-asian="14pt" style:font-size-complex="16pt"/>
    </style:style>
    <style:style style:name="T1" style:family="text">
      <style:text-properties officeooo:rsid="001a6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невники (Ф/ф)изтеха.</text:p>
      <text:p text:style-name="P1">Рассказ 1.</text:p>
      <text:p text:style-name="P2"><text:tab/>В этот вечер было всё примерно, как и должно быть перед сдачей задания по гармоническому анализу. В голове «ветер» и «креплёный портвейн», а в руках ручка и тетрадка с интегралами, «синусами-косинусами», рядами Тейлора (ударение ставьте, куда научили; кажется, никто так и не может сказать, как звали этого великого математика), и уже почти что с преобразованиями Фурье. При условии, что это-то … и в 00:42 по московскому времени … картина маслом (нормальные люди <text:span text:style-name="T1">отдыхают или спят</text:span> – карантин).</text:p>
      <text:p text:style-name="P2"><text:tab/>После таких абсолютно не лиричных (как мне подсказывает словарь моего текстового редактора «неприличных») вещей обычно тянет на крайне лирические мысли, ведь хоть где-то должна быть лирика, коль скоро я очутился в <text:span text:style-name="T1">улье</text:span> физиков-техников. <text:s/><text:span text:style-name="T1">Правда заснуть из-за этого не получается пару часов, а после этого пару часов встать с кровати с утра, но это не беда. Многие физтехи сейчас так живут. Но есть и герои, которые продолжают [] … <text:s text:c="3"/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0:37:11.960263229</meta:creation-date>
    <dc:date>2020-04-20T00:54:02.422321987</dc:date>
    <meta:editing-duration>PT6M13S</meta:editing-duration>
    <meta:editing-cycles>1</meta:editing-cycles>
    <meta:document-statistic meta:table-count="0" meta:image-count="0" meta:object-count="0" meta:page-count="1" meta:paragraph-count="4" meta:word-count="149" meta:character-count="962" meta:non-whitespace-character-count="810"/>
    <meta:generator>LibreOffice/6.0.7.3$Linux_X86_64 LibreOffice_project/00m0$Build-3</meta:generator>
  </office:meta>
</office:document-meta>
</file>